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stafa Barmshory</meta:initial-creator>
    <meta:creation-date>2014-08-06T10:29:32</meta:creation-date>
    <dc:date>2014-08-06T10:30:19</dc:date>
    <dc:creator>Mostafa Barmshory</dc:creator>
    <meta:editing-duration>P0D</meta:editing-duration>
    <meta:editing-cycles>1</meta:editing-cycles>
    <meta:document-statistic meta:object-count="0"/>
    <meta:generator>LibreOffice/3.6$Linux_X86_64 LibreOffice_project/360m1$Build-304</meta:generator>
  </office:meta>
</office:document-meta>
</file>